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P1" style:family="paragraph" style:parent-style-name="Text_20_body">
      <style:text-properties officeooo:paragraph-rsid="001d9326"/>
    </style:style>
    <style:style style:name="P2" style:family="paragraph" style:parent-style-name="Text_20_body">
      <style:paragraph-properties fo:margin-top="0in" fo:margin-bottom="0.1598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top="0in" fo:margin-bottom="0.0598in" style:contextual-spacing="false"/>
    </style:style>
    <style:style style:name="P5" style:family="paragraph" style:parent-style-name="Standard">
      <style:paragraph-properties fo:margin-top="0in" fo:margin-bottom="0.1598in" style:contextual-spacing="false"/>
      <style:text-properties style:font-name="Ubuntu" fo:font-size="11pt" fo:language="zxx" fo:country="none" officeooo:rsid="0011c722" officeooo:paragraph-rsid="00102821" style:font-size-asian="11pt" style:language-asian="zxx" style:country-asian="none" style:font-size-complex="11pt" style:language-complex="zxx" style:country-complex="none"/>
    </style:style>
    <style:style style:name="P6" style:family="paragraph" style:parent-style-name="Heading_20_4">
      <style:paragraph-properties fo:margin-top="0in" fo:margin-bottom="0.1598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paragraph-rsid="001d9326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paragraph-rsid="001e5673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598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2" style:family="paragraph" style:parent-style-name="Heading_20_4">
      <style:paragraph-properties fo:margin-top="0in" fo:margin-bottom="0.1598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13" style:family="paragraph" style:parent-style-name="Heading_20_4">
      <style:paragraph-properties fo:margin-top="0in" fo:margin-bottom="0.1598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14" style:family="paragraph" style:parent-style-name="Heading_20_4">
      <style:paragraph-properties fo:margin-top="0in" fo:margin-bottom="0.1598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rsid="001e5673" officeooo:paragraph-rsid="001e5673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1598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598in" style:contextual-spacing="false"/>
      <style:text-properties style:font-name="Ubuntu" fo:font-size="11pt" fo:language="zxx" fo:country="none" style:text-underline-style="solid" style:text-underline-width="auto" style:text-underline-color="font-color" fo:font-weight="normal" officeooo:rsid="00299530" officeooo:paragraph-rsid="0029953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Heading_20_3">
      <style:paragraph-properties fo:margin-top="0in" fo:margin-bottom="0.1598in" style:contextual-spacing="false"/>
      <style:text-properties style:font-name="Ubuntu" fo:font-size="16pt" fo:language="zxx" fo:country="none" officeooo:rsid="0011c722" officeooo:paragraph-rsid="002ba219" style:font-size-asian="16pt" style:language-asian="zxx" style:country-asian="none" style:font-size-complex="16pt" style:language-complex="zxx" style:country-complex="none"/>
    </style:style>
    <style:style style:name="P18" style:family="paragraph" style:parent-style-name="Text_20_body">
      <style:paragraph-properties fo:margin-top="0in" fo:margin-bottom="0.1598in" style:contextual-spacing="false"/>
      <style:text-properties style:font-name="Ubuntu"/>
    </style:style>
    <style:style style:name="P19" style:family="paragraph" style:parent-style-name="Text_20_body">
      <style:paragraph-properties fo:margin-top="0in" fo:margin-bottom="0.1598in" style:contextual-spacing="false"/>
      <style:text-properties officeooo:paragraph-rsid="002bac5b"/>
    </style:style>
    <style:style style:name="P20" style:family="paragraph" style:parent-style-name="Text_20_body">
      <style:paragraph-properties fo:margin-top="0in" fo:margin-bottom="0.0799in" style:contextual-spacing="false"/>
    </style:style>
    <style:style style:name="P21" style:family="paragraph" style:parent-style-name="Text_20_body" style:list-style-name="L1">
      <style:paragraph-properties fo:margin-top="0in" fo:margin-bottom="0.1598in" style:contextual-spacing="false"/>
      <style:text-properties officeooo:paragraph-rsid="002ba219"/>
    </style:style>
    <style:style style:name="P22" style:family="paragraph" style:parent-style-name="Text_20_body" style:list-style-name="L1">
      <style:paragraph-properties fo:margin-top="0in" fo:margin-bottom="0.1598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 style:list-style-name="L2">
      <style:paragraph-properties fo:margin-top="0in" fo:margin-bottom="0.1598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 style:list-style-name="L3">
      <style:paragraph-properties fo:margin-top="0in" fo:margin-bottom="0.1598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 style:list-style-name="L4">
      <style:paragraph-properties fo:margin-top="0in" fo:margin-bottom="0.1598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 style:list-style-name="L5">
      <style:paragraph-properties fo:margin-top="0in" fo:margin-bottom="0.1598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 style:list-style-name="L7">
      <style:paragraph-properties fo:margin-top="0in" fo:margin-bottom="0.1598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 style:list-style-name="L8">
      <style:paragraph-properties fo:margin-top="0in" fo:margin-bottom="0.1598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 style:list-style-name="L9">
      <style:paragraph-properties fo:margin-top="0in" fo:margin-bottom="0.1598in" style:contextual-spacing="false"/>
      <style:text-properties style:font-name="Ubuntu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 style:list-style-name="L13">
      <style:paragraph-properties fo:margin-top="0in" fo:margin-bottom="0.1598in" style:contextual-spacing="false"/>
      <style:text-properties style:font-name="Ubuntu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 style:list-style-name="L11">
      <style:paragraph-properties fo:margin-top="0in" fo:margin-bottom="0.1598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 style:list-style-name="L12">
      <style:paragraph-properties fo:margin-top="0in" fo:margin-bottom="0.1598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 style:list-style-name="L13">
      <style:paragraph-properties fo:margin-top="0in" fo:margin-bottom="0.1598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 style:list-style-name="L14">
      <style:paragraph-properties fo:margin-top="0in" fo:margin-bottom="0.1598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 style:list-style-name="L15">
      <style:paragraph-properties fo:margin-top="0in" fo:margin-bottom="0.1598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068f5" officeooo:paragraph-rsid="003068f5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068f5" officeooo:paragraph-rsid="0031e276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21a1f" officeooo:paragraph-rsid="00321a1f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 style:list-style-name="L10">
      <style:paragraph-properties fo:margin-top="0in" fo:margin-bottom="0.1598in" style:contextual-spacing="false"/>
      <style:text-properties style:font-name="Ubuntu"/>
    </style:style>
    <style:style style:name="P42" style:family="paragraph" style:parent-style-name="Text_20_body" style:list-style-name="L2">
      <style:paragraph-properties fo:margin-top="0in" fo:margin-bottom="0.1598in" style:contextual-spacing="false"/>
      <style:text-properties officeooo:paragraph-rsid="002ba219"/>
    </style:style>
    <style:style style:name="P43" style:family="paragraph" style:parent-style-name="Text_20_body" style:list-style-name="L3">
      <style:paragraph-properties fo:margin-top="0in" fo:margin-bottom="0.1598in" style:contextual-spacing="false"/>
      <style:text-properties officeooo:paragraph-rsid="002ba219"/>
    </style:style>
    <style:style style:name="P44" style:family="paragraph" style:parent-style-name="Text_20_body" style:list-style-name="L4">
      <style:paragraph-properties fo:margin-top="0in" fo:margin-bottom="0.1598in" style:contextual-spacing="false"/>
      <style:text-properties officeooo:paragraph-rsid="002ba219"/>
    </style:style>
    <style:style style:name="P45" style:family="paragraph" style:parent-style-name="Text_20_body" style:list-style-name="L5">
      <style:paragraph-properties fo:margin-top="0in" fo:margin-bottom="0.1598in" style:contextual-spacing="false"/>
      <style:text-properties officeooo:paragraph-rsid="002ba219"/>
    </style:style>
    <style:style style:name="P46" style:family="paragraph" style:parent-style-name="Text_20_body" style:list-style-name="L6">
      <style:paragraph-properties fo:margin-top="0in" fo:margin-bottom="0.1598in" style:contextual-spacing="false"/>
      <style:text-properties officeooo:paragraph-rsid="002ba219"/>
    </style:style>
    <style:style style:name="P47" style:family="paragraph" style:parent-style-name="Text_20_body" style:list-style-name="L7">
      <style:paragraph-properties fo:margin-top="0in" fo:margin-bottom="0.1598in" style:contextual-spacing="false"/>
      <style:text-properties officeooo:paragraph-rsid="002ba219"/>
    </style:style>
    <style:style style:name="P48" style:family="paragraph" style:parent-style-name="Text_20_body" style:list-style-name="L9">
      <style:paragraph-properties fo:margin-top="0in" fo:margin-bottom="0.1598in" style:contextual-spacing="false"/>
    </style:style>
    <style:style style:name="P49" style:family="paragraph" style:parent-style-name="Text_20_body" style:list-style-name="L9">
      <style:paragraph-properties fo:margin-top="0in" fo:margin-bottom="0.1598in" style:contextual-spacing="false"/>
      <style:text-properties officeooo:paragraph-rsid="00291e57"/>
    </style:style>
    <style:style style:name="P50" style:family="paragraph" style:parent-style-name="Text_20_body" style:list-style-name="L11">
      <style:paragraph-properties fo:margin-top="0in" fo:margin-bottom="0.1598in" style:contextual-spacing="false"/>
    </style:style>
    <style:style style:name="P51" style:family="paragraph" style:parent-style-name="Text_20_body" style:list-style-name="L12">
      <style:paragraph-properties fo:margin-top="0in" fo:margin-bottom="0.1598in" style:contextual-spacing="false"/>
    </style:style>
    <style:style style:name="P52" style:family="paragraph" style:parent-style-name="Text_20_body" style:list-style-name="L13">
      <style:paragraph-properties fo:margin-top="0in" fo:margin-bottom="0.1598in" style:contextual-spacing="false"/>
    </style:style>
    <style:style style:name="P53" style:family="paragraph" style:parent-style-name="Text_20_body" style:list-style-name="L13">
      <style:paragraph-properties fo:margin-top="0in" fo:margin-bottom="0.1598in" style:contextual-spacing="false"/>
      <style:text-properties officeooo:paragraph-rsid="002bac5b"/>
    </style:style>
    <style:style style:name="P54" style:family="paragraph" style:parent-style-name="Text_20_body" style:list-style-name="L14">
      <style:paragraph-properties fo:margin-top="0in" fo:margin-bottom="0.1598in" style:contextual-spacing="false"/>
    </style:style>
    <style:style style:name="P55" style:family="paragraph" style:parent-style-name="Text_20_body" style:list-style-name="L15">
      <style:paragraph-properties fo:margin-top="0in" fo:margin-bottom="0.1598in" style:contextual-spacing="false"/>
    </style:style>
    <style:style style:name="P56" style:family="paragraph" style:parent-style-name="Text_20_body" style:list-style-name="L16">
      <style:paragraph-properties fo:margin-top="0in" fo:margin-bottom="0.1598in" style:contextual-spacing="false"/>
    </style:style>
    <style:style style:name="P57" style:family="paragraph" style:parent-style-name="Text_20_body" style:list-style-name="L17">
      <style:paragraph-properties fo:margin-top="0in" fo:margin-bottom="0.1598in" style:contextual-spacing="false"/>
    </style:style>
    <style:style style:name="T1" style:family="text">
      <style:text-properties officeooo:rsid="001d250c"/>
    </style:style>
    <style:style style:name="T2" style:family="text">
      <style:text-properties officeooo:rsid="002ab0df"/>
    </style:style>
    <style:style style:name="T3" style:family="text">
      <style:text-properties officeooo:rsid="00203bc4"/>
    </style:style>
    <style:style style:name="T4" style:family="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5" style:family="text">
      <style:text-properties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6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8" style:family="text">
      <style:text-properties style:font-name="Ubuntu" fo:font-size="11pt" fo:language="zxx" fo:country="none" style:text-underline-style="solid" style:text-underline-width="auto" style:text-underline-color="font-color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Ubuntu" fo:font-size="11pt" fo:language="zxx" fo:country="none" style:text-underline-style="none" fo:font-weight="normal" officeooo:rsid="002bac5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0" style:family="text">
      <style:text-properties style:font-name="Ubuntu" fo:language="zxx" fo:country="none" officeooo:rsid="001d9326" style:language-asian="zxx" style:country-asian="none" style:language-complex="zxx" style:country-complex="none"/>
    </style:style>
    <style:style style:name="T11" style:family="text">
      <style:text-properties style:font-name="Ubuntu" fo:language="zxx" fo:country="none" style:text-underline-style="solid" style:text-underline-width="auto" style:text-underline-color="font-color" officeooo:rsid="001d9326" style:language-asian="zxx" style:country-asian="none" style:language-complex="zxx" style:country-complex="none"/>
    </style:style>
    <style:style style:name="T12" style:family="text">
      <style:text-properties officeooo:rsid="002bac5b"/>
    </style:style>
    <style:style style:name="T13" style:family="text">
      <style:text-properties officeooo:rsid="002f1a12"/>
    </style:style>
    <style:style style:name="T14" style:family="text">
      <style:text-properties officeooo:rsid="002f2085"/>
    </style:style>
    <style:style style:name="T15" style:family="text">
      <style:text-properties officeooo:rsid="002fd036"/>
    </style:style>
    <style:style style:name="T16" style:family="text">
      <style:text-properties officeooo:rsid="0031e276"/>
    </style:style>
    <style:style style:name="T17" style:family="text">
      <style:text-properties officeooo:rsid="00321a1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3">Section 1: Beginner Course</text:h>
      <text:p text:style-name="P15"/>
      <text:h text:style-name="P12" text:outline-level="4">Lesson 1 – Greetings</text:h>
      <text:h text:style-name="P13" text:outline-level="4">Greetings and Basic Expressions</text:h>
      <text:list text:style-name="L1">
        <text:list-item>
          <text:p text:style-name="P21"><text:span text:style-name="Strong_20_Emphasis"><text:span text:style-name="T6">Bonjour</text:span></text:span><text:span text:style-name="T6"> - Hello (Good morning / Good afternoon)</text:span></text:p>
          <text:list>
            <text:list-item>
              <text:p text:style-name="P22">[bon-<text:span text:style-name="T3">xġu</text:span>]</text:p>
            </text:list-item>
          </text:list>
        </text:list-item>
        <text:list-item>
          <text:p text:style-name="P21"><text:span text:style-name="Strong_20_Emphasis"><text:span text:style-name="T6">Bonsoir</text:span></text:span><text:span text:style-name="T6"> - Good evening</text:span></text:p>
          <text:list>
            <text:list-item>
              <text:p text:style-name="P22">[bon swa]</text:p>
            </text:list-item>
          </text:list>
        </text:list-item>
        <text:list-item>
          <text:p text:style-name="P21"><text:span text:style-name="Strong_20_Emphasis"><text:span text:style-name="T6">Bonne nuit</text:span></text:span><text:span text:style-name="T6"> - Goodnight</text:span></text:p>
          <text:list>
            <text:list-item>
              <text:p text:style-name="P22">[bonn wi]</text:p>
            </text:list-item>
          </text:list>
        </text:list-item>
        <text:list-item>
          <text:p text:style-name="P21"><text:span text:style-name="Strong_20_Emphasis"><text:span text:style-name="T6">Soir</text:span></text:span><text:span text:style-name="T6"> - Evening</text:span></text:p>
          <text:list>
            <text:list-item>
              <text:p text:style-name="P22">[swa]</text:p>
            </text:list-item>
          </text:list>
        </text:list-item>
      </text:list>
      <text:h text:style-name="P6" text:outline-level="4"/>
      <text:h text:style-name="P13" text:outline-level="4">Introductions</text:h>
      <text:list text:style-name="L2">
        <text:list-item>
          <text:p text:style-name="P42"><text:span text:style-name="Strong_20_Emphasis"><text:span text:style-name="T6">Je m’appelle Christophe.</text:span></text:span><text:span text:style-name="T6"> - I call myself Christopher.</text:span></text:p>
          <text:list>
            <text:list-item>
              <text:p text:style-name="P23">[<text:span text:style-name="T3">xġ</text:span> mah-pel Kristof]</text:p>
            </text:list-item>
          </text:list>
        </text:list-item>
        <text:list-item>
          <text:p text:style-name="P42"><text:span text:style-name="Strong_20_Emphasis"><text:span text:style-name="T6">Comment t’appelles-tu?</text:span></text:span><text:span text:style-name="T6"> - How do you call yourself?</text:span></text:p>
          <text:list>
            <text:list-item>
              <text:p text:style-name="P23">[Kom-mon tah-pel too?]</text:p>
            </text:list-item>
          </text:list>
        </text:list-item>
        <text:list-item>
          <text:p text:style-name="P42"><text:span text:style-name="Strong_20_Emphasis"><text:span text:style-name="T6">Enchanté</text:span></text:span><text:span text:style-name="T6"> (if male) / </text:span><text:span text:style-name="Strong_20_Emphasis"><text:span text:style-name="T6">Enchantée</text:span></text:span><text:span text:style-name="T6"> (if female) - Delighted / Nice to meet you</text:span></text:p>
          <text:list>
            <text:list-item>
              <text:p text:style-name="P23">[on-shan-t<text:span text:style-name="T3">e</text:span>]</text:p>
            </text:list-item>
          </text:list>
        </text:list-item>
      </text:list>
      <text:h text:style-name="P13" text:outline-level="4"/>
      <text:h text:style-name="P13" text:outline-level="4">Conversations</text:h>
      <text:list text:style-name="L3">
        <text:list-item>
          <text:p text:style-name="P43"><text:span text:style-name="Strong_20_Emphasis"><text:span text:style-name="T6">Comment vas-tu?</text:span></text:span><text:span text:style-name="T6"> - How are you?</text:span></text:p>
          <text:list>
            <text:list-item>
              <text:p text:style-name="P24">[kom-mon vah too?]</text:p>
            </text:list-item>
          </text:list>
        </text:list-item>
        <text:list-item>
          <text:p text:style-name="P43"><text:span text:style-name="Strong_20_Emphasis"><text:span text:style-name="T6">Je vais très bien.</text:span></text:span><text:span text:style-name="T6"> - I am very well.</text:span></text:p>
          <text:list>
            <text:list-item>
              <text:p text:style-name="P24">[<text:span text:style-name="T3">xġ</text:span> v<text:span text:style-name="T1">ee</text:span> tray byan]</text:p>
            </text:list-item>
          </text:list>
        </text:list-item>
        <text:list-item>
          <text:p text:style-name="P43"><text:span text:style-name="Strong_20_Emphasis"><text:span text:style-name="T6">Et toi?</text:span></text:span><text:span text:style-name="T6"> - And you?</text:span></text:p>
          <text:list>
            <text:list-item>
              <text:p text:style-name="P24">[<text:span text:style-name="T3">e</text:span> twa?]</text:p>
              <text:p text:style-name="P24"/>
            </text:list-item>
          </text:list>
        </text:list-item>
      </text:list>
      <text:h text:style-name="P13" text:outline-level="4"><text:soft-page-break/>Common Verbs</text:h>
      <text:list text:style-name="L4">
        <text:list-item>
          <text:p text:style-name="P44"><text:span text:style-name="Strong_20_Emphasis"><text:span text:style-name="T6">Vas</text:span></text:span><text:span text:style-name="T6"> - Go</text:span></text:p>
          <text:list>
            <text:list-item>
              <text:p text:style-name="P25">[vah]</text:p>
            </text:list-item>
          </text:list>
        </text:list-item>
      </text:list>
      <text:h text:style-name="P6" text:outline-level="4"/>
      <text:h text:style-name="P13" text:outline-level="4">Farewells</text:h>
      <text:list text:style-name="L5">
        <text:list-item>
          <text:p text:style-name="P45"><text:span text:style-name="Strong_20_Emphasis"><text:span text:style-name="T6">Au revoir</text:span></text:span><text:span text:style-name="T6"> - Goodbye</text:span></text:p>
          <text:list>
            <text:list-item>
              <text:p text:style-name="P26">[o re-vwar]</text:p>
            </text:list-item>
          </text:list>
        </text:list-item>
        <text:list-item>
          <text:p text:style-name="P45"><text:span text:style-name="Strong_20_Emphasis"><text:span text:style-name="T6">À bientôt</text:span></text:span><text:span text:style-name="T6"> - See you soon</text:span></text:p>
          <text:list>
            <text:list-item>
              <text:p text:style-name="P26">[ah bya-to]</text:p>
            </text:list-item>
          </text:list>
        </text:list-item>
        <text:list-item>
          <text:p text:style-name="P45"><text:span text:style-name="Strong_20_Emphasis"><text:span text:style-name="T6">Tôt</text:span></text:span><text:span text:style-name="T6"> - Early</text:span></text:p>
          <text:list>
            <text:list-item>
              <text:p text:style-name="P26">[to]</text:p>
            </text:list-item>
          </text:list>
        </text:list-item>
      </text:list>
      <text:h text:style-name="P13" text:outline-level="4"/>
      <text:h text:style-name="P13" text:outline-level="4">Sample Conversations</text:h>
      <text:list text:style-name="L6">
        <text:list-item>
          <text:p text:style-name="P46"><text:span text:style-name="Strong_20_Emphasis"><text:span text:style-name="T6">Bonjour!</text:span></text:span><text:span text:style-name="T6"><text:line-break/></text:span><text:span text:style-name="Strong_20_Emphasis"><text:span text:style-name="T6">Bonjour!</text:span></text:span><text:span text:style-name="T6"><text:line-break/></text:span><text:span text:style-name="Strong_20_Emphasis"><text:span text:style-name="T6">Comment t'appelles-tu?</text:span></text:span><text:span text:style-name="T6"><text:line-break/></text:span><text:span text:style-name="Strong_20_Emphasis"><text:span text:style-name="T6">Je m'appelle Christopher.</text:span></text:span><text:span text:style-name="T6"><text:line-break/></text:span><text:span text:style-name="Strong_20_Emphasis"><text:span text:style-name="T6">Comment t'appelles-tu?</text:span></text:span><text:span text:style-name="T6"><text:line-break/></text:span><text:span text:style-name="Strong_20_Emphasis"><text:span text:style-name="T6">Je m'appelle Clara. Enchantée.</text:span></text:span></text:p>
        </text:list-item>
        <text:list-item>
          <text:p text:style-name="P46"><text:span text:style-name="Strong_20_Emphasis"><text:span text:style-name="T6">Bonsoir!</text:span></text:span><text:span text:style-name="T6"><text:line-break/></text:span><text:span text:style-name="Strong_20_Emphasis"><text:span text:style-name="T6">Bonsoir!</text:span></text:span><text:span text:style-name="T6"><text:line-break/></text:span><text:span text:style-name="Strong_20_Emphasis"><text:span text:style-name="T6">Comment vas-tu?</text:span></text:span><text:span text:style-name="T6"><text:line-break/></text:span><text:span text:style-name="Strong_20_Emphasis"><text:span text:style-name="T6">Je vais très bien, et toi?</text:span></text:span><text:span text:style-name="T6"><text:line-break/></text:span><text:span text:style-name="Strong_20_Emphasis"><text:span text:style-name="T6">Je vais très bien, merci!</text:span></text:span></text:p>
        </text:list-item>
      </text:list>
      <text:h text:style-name="P13" text:outline-level="4"/>
      <text:h text:style-name="P13" text:outline-level="4">Additional Vocabulary</text:h>
      <text:list text:style-name="L7">
        <text:list-item>
          <text:p text:style-name="P47"><text:span text:style-name="Strong_20_Emphasis"><text:span text:style-name="T6">Entraînement</text:span></text:span><text:span text:style-name="T6"> - Training</text:span></text:p>
          <text:list>
            <text:list-item>
              <text:p text:style-name="P27">[on-tr<text:span text:style-name="T3">e</text:span>n-mon]</text:p>
            </text:list-item>
          </text:list>
        </text:list-item>
      </text:list>
      <text:h text:style-name="P13" text:outline-level="4"/>
      <text:h text:style-name="P13" text:outline-level="4">French Phonology</text:h>
      <text:list text:style-name="L8">
        <text:list-item>
          <text:p text:style-name="P28">'en' sounds as 'on'</text:p>
        </text:list-item>
        <text:list-item>
          <text:p text:style-name="P28">'oi' sounds as 'wa'</text:p>
        </text:list-item>
        <text:list-item>
          <text:p text:style-name="P28">'ai' sounds as '<text:span text:style-name="T1">ee</text:span>'</text:p>
        </text:list-item>
      </text:list>
      <text:p text:style-name="P1"><text:span text:style-name="Strong_20_Emphasis"><text:span text:style-name="T10"/></text:span></text:p>
      <text:p text:style-name="P1"><text:span text:style-name="Strong_20_Emphasis"><text:span text:style-name="T10"/></text:span></text:p>
      <text:p text:style-name="P1"><text:soft-page-break/><text:span text:style-name="Strong_20_Emphasis"><text:span text:style-name="T11">Review</text:span></text:span></text:p>
      <text:p text:style-name="P7">Bonjour. </text:p>
      <text:p text:style-name="P7">Je m'appelle Christophe. </text:p>
      <text:p text:style-name="P7">Comment t'appelles-tu ? </text:p>
      <text:p text:style-name="P7">Enchanté. </text:p>
      <text:p text:style-name="P7">Bonjour. </text:p>
      <text:p text:style-name="P7">Bonsoir. </text:p>
      <text:p text:style-name="P7">Bonne nuit. </text:p>
      <text:p text:style-name="P7">Comment vas-tu ? </text:p>
      <text:p text:style-name="P7">Je vais très bien. </text:p>
      <text:p text:style-name="P7">Et toi ? </text:p>
      <text:p text:style-name="P7">Au revoir. </text:p>
      <text:p text:style-name="P7">À bientôt.</text:p>
      <text:p text:style-name="P8">Merci</text:p>
      <text:p text:style-name="P8"/>
      <text:p text:style-name="P11">________________________________________________________________________________________________</text:p>
      <text:p text:style-name="P9"/>
      <text:h text:style-name="P14" text:outline-level="4">Lesson 2 – Manners</text:h>
      <text:p text:style-name="P2"><text:span text:style-name="Strong_20_Emphasis"><text:span text:style-name="T8">La Politesse <text:s/>(Politeness)</text:span></text:span></text:p>
      <text:p text:style-name="P19"><text:span text:style-name="Strong_20_Emphasis"><text:span text:style-name="T9">[Polites]</text:span></text:span></text:p>
      <text:p text:style-name="P2"><text:span text:style-name="Strong_20_Emphasis"><text:span text:style-name="T6">Basic Politeness</text:span></text:span></text:p>
      <text:list text:style-name="L9">
        <text:list-item>
          <text:p text:style-name="P48"><text:span text:style-name="Strong_20_Emphasis"><text:span text:style-name="T6">S'il te plaît</text:span></text:span><text:span text:style-name="T6"> - Please (informal, one person)</text:span></text:p>
          <text:list>
            <text:list-item>
              <text:p text:style-name="P29">[sil tu ple]</text:p>
            </text:list-item>
          </text:list>
        </text:list-item>
        <text:list-item>
          <text:p text:style-name="P49"><text:span text:style-name="Strong_20_Emphasis"><text:span text:style-name="T6">S'il vous plaît</text:span></text:span><text:span text:style-name="T6"> - Please (formal, or addressing a group)</text:span></text:p>
          <text:list>
            <text:list-item>
              <text:p text:style-name="P29">[sil vu ple]</text:p>
            </text:list-item>
          </text:list>
        </text:list-item>
        <text:list-item>
          <text:p text:style-name="P49"><text:span text:style-name="Strong_20_Emphasis"><text:span text:style-name="T6">te <text:tab/></text:span></text:span><text:span text:style-name="Strong_20_Emphasis"><text:span text:style-name="T7">-&gt;</text:span></text:span><text:span text:style-name="Strong_20_Emphasis"><text:span text:style-name="T6"> </text:span></text:span><text:span text:style-name="Strong_20_Emphasis"><text:span text:style-name="T7">one person</text:span></text:span></text:p>
        </text:list-item>
      </text:list>
      <text:list text:style-name="L10">
        <text:list-item>
          <text:p text:style-name="P41"><text:span text:style-name="T5">vous</text:span><text:span text:style-name="T4"> <text:tab/>-&gt; a group of at least two people, or to be more formal</text:span></text:p>
        </text:list-item>
      </text:list>
      <text:p text:style-name="P2"><text:span text:style-name="Strong_20_Emphasis"><text:span text:style-name="T6"/></text:span></text:p>
      <text:p text:style-name="P2"><text:span text:style-name="Strong_20_Emphasis"><text:span text:style-name="T6">Expressions of Gratitude</text:span></text:span></text:p>
      <text:list text:style-name="L11">
        <text:list-item>
          <text:p text:style-name="P50"><text:span text:style-name="Strong_20_Emphasis"><text:span text:style-name="T6">Merci</text:span></text:span><text:span text:style-name="T6"> - Thanks</text:span></text:p>
          <text:list>
            <text:list-item>
              <text:p text:style-name="P33">[mersi]</text:p>
            </text:list-item>
          </text:list>
        </text:list-item>
        <text:list-item>
          <text:p text:style-name="P50"><text:span text:style-name="Strong_20_Emphasis"><text:span text:style-name="T6">Merci beaucoup</text:span></text:span><text:span text:style-name="T6"> - Thanks a lot</text:span></text:p>
          <text:list>
            <text:list-item>
              <text:p text:style-name="P33">[mersi boku]</text:p>
            </text:list-item>
          </text:list>
        </text:list-item>
      </text:list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oft-page-break/><text:span text:style-name="Strong_20_Emphasis"><text:span text:style-name="T6">Responses to Thanks</text:span></text:span></text:p>
      <text:list text:style-name="L12">
        <text:list-item>
          <text:p text:style-name="P51"><text:span text:style-name="Strong_20_Emphasis"><text:span text:style-name="T6">De rien</text:span></text:span><text:span text:style-name="T6"> - You're welcome / It was nothing</text:span></text:p>
          <text:list>
            <text:list-item>
              <text:p text:style-name="P34">[deh r<text:span text:style-name="T2">j</text:span>an]</text:p>
              <text:p text:style-name="P34"/>
            </text:list-item>
          </text:list>
        </text:list-item>
      </text:list>
      <text:p text:style-name="P2"><text:span text:style-name="Strong_20_Emphasis"><text:span text:style-name="T6">Apologies</text:span></text:span></text:p>
      <text:list text:style-name="L13">
        <text:list-item>
          <text:p text:style-name="P52"><text:span text:style-name="Strong_20_Emphasis"><text:span text:style-name="T6">Pardon</text:span></text:span><text:span text:style-name="T6"> - Sorry (for minor things, like bumping into someone)</text:span></text:p>
        </text:list-item>
        <text:list-item>
          <text:p text:style-name="P52"><text:span text:style-name="Strong_20_Emphasis"><text:span text:style-name="T6">Je suis désolée</text:span></text:span><text:span text:style-name="T6"> (if female) / </text:span><text:span text:style-name="Strong_20_Emphasis"><text:span text:style-name="T6">Je suis désolé</text:span></text:span><text:span text:style-name="T6"> (if male) - I'm sorry (feeling guilty)</text:span></text:p>
          <text:list>
            <text:list-item>
              <text:p text:style-name="P35">[<text:span text:style-name="T12">xġi</text:span> s<text:span text:style-name="T12">wi</text:span> deh-zo-l<text:span text:style-name="T12">e</text:span>]</text:p>
            </text:list-item>
          </text:list>
        </text:list-item>
        <text:list-item>
          <text:p text:style-name="P53"><text:span text:style-name="Strong_20_Emphasis"><text:span text:style-name="T6">Excuse-moi</text:span></text:span><text:span text:style-name="T6"> - Excuse me (informal, one person)</text:span></text:p>
          <text:list>
            <text:list-item>
              <text:p text:style-name="P30">[Exqus mwa]</text:p>
            </text:list-item>
          </text:list>
        </text:list-item>
        <text:list-item>
          <text:p text:style-name="P52"><text:span text:style-name="Strong_20_Emphasis"><text:span text:style-name="T6">Excusez-moi</text:span></text:span><text:span text:style-name="T6"> - Excuse me (formal, or addressing a group)</text:span></text:p>
          <text:list>
            <text:list-item>
              <text:p text:style-name="P30">[Exqu-że mwa]</text:p>
            </text:list-item>
          </text:list>
        </text:list-item>
        <text:list-item>
          <text:p text:style-name="P52"><text:span text:style-name="Strong_20_Emphasis"><text:span text:style-name="T6">Navrée</text:span></text:span><text:span text:style-name="T6"> (if female) / </text:span><text:span text:style-name="Strong_20_Emphasis"><text:span text:style-name="T6">Navré</text:span></text:span><text:span text:style-name="T6"> (if male) - I'm sorry (in sad situations)</text:span></text:p>
          <text:list>
            <text:list-item>
              <text:p text:style-name="P35">[nav-r<text:span text:style-name="T2">ee</text:span>]</text:p>
            </text:list-item>
          </text:list>
        </text:list-item>
        <text:list-item>
          <text:p text:style-name="P52"><text:span text:style-name="Strong_20_Emphasis"><text:span text:style-name="T6">Mes excuses</text:span></text:span><text:span text:style-name="T6"> - My apologies</text:span></text:p>
          <text:list>
            <text:list-item>
              <text:p text:style-name="P35">[m<text:span text:style-name="T2">ee</text:span> <text:span text:style-name="T2">ż</text:span>ex-ku<text:span text:style-name="T12">ż</text:span>]</text:p>
            </text:list-item>
          </text:list>
        </text:list-item>
      </text:list>
      <text:p text:style-name="P2"><text:span text:style-name="Strong_20_Emphasis"><text:span text:style-name="T6">Vocabulary Words</text:span></text:span></text:p>
      <text:list text:style-name="L14">
        <text:list-item>
          <text:p text:style-name="P54"><text:span text:style-name="Strong_20_Emphasis"><text:span text:style-name="T6">Café</text:span></text:span><text:span text:style-name="T6"> - Coffee</text:span></text:p>
          <text:list>
            <text:list-item>
              <text:p text:style-name="P36">[ka-f<text:span text:style-name="T12">e</text:span>]</text:p>
            </text:list-item>
          </text:list>
        </text:list-item>
        <text:list-item>
          <text:p text:style-name="P54"><text:span text:style-name="Strong_20_Emphasis"><text:span text:style-name="T6">Eau</text:span></text:span><text:span text:style-name="T6"> - Water</text:span></text:p>
          <text:list>
            <text:list-item>
              <text:p text:style-name="P36">[oh]</text:p>
            </text:list-item>
          </text:list>
        </text:list-item>
        <text:list-item>
          <text:p text:style-name="P54"><text:span text:style-name="Strong_20_Emphasis"><text:span text:style-name="T6">Bière</text:span></text:span><text:span text:style-name="T6"> - Beer</text:span></text:p>
          <text:list>
            <text:list-item>
              <text:p text:style-name="P36">[b<text:span text:style-name="T12">je-r</text:span>r]</text:p>
            </text:list-item>
          </text:list>
        </text:list-item>
      </text:list>
      <text:p text:style-name="P2"><text:span text:style-name="Strong_20_Emphasis"><text:span text:style-name="T6">Requests</text:span></text:span></text:p>
      <text:list text:style-name="L15">
        <text:list-item>
          <text:p text:style-name="P55"><text:span text:style-name="Strong_20_Emphasis"><text:span text:style-name="T6">Puis-je avoir...?</text:span></text:span><text:span text:style-name="T6"> - Can I have...? / May I have...?</text:span></text:p>
          <text:list>
            <text:list-item>
              <text:p text:style-name="P37">[ pw<text:span text:style-name="T12">i</text:span> <text:span text:style-name="T12">xġha</text:span>-vwa ]</text:p>
            </text:list-item>
          </text:list>
        </text:list-item>
      </text:list>
      <text:p text:style-name="P2"><text:span text:style-name="Strong_20_Emphasis"><text:span text:style-name="T6">French Phonology</text:span></text:span></text:p>
      <text:list text:style-name="L16">
        <text:list-item>
          <text:p text:style-name="P56"><text:span text:style-name="Strong_20_Emphasis"><text:span text:style-name="T6">'eau'</text:span></text:span><text:span text:style-name="T6"> sounds as 'oo'</text:span></text:p>
        </text:list-item>
        <text:list-item>
          <text:p text:style-name="P56"><text:span text:style-name="Strong_20_Emphasis"><text:span text:style-name="T6">'ou'</text:span></text:span><text:span text:style-name="T6"> sounds as 'uu'</text:span></text:p>
        </text:list-item>
      </text:list>
      <text:p text:style-name="P2"><text:span text:style-name="Strong_20_Emphasis"><text:span text:style-name="T6"/></text:span></text:p>
      <text:p text:style-name="P2"><text:soft-page-break/><text:span text:style-name="Strong_20_Emphasis"><text:span text:style-name="T6">Exercises</text:span></text:span></text:p>
      <text:list text:style-name="L17">
        <text:list-item>
          <text:p text:style-name="P57"><text:span text:style-name="Strong_20_Emphasis"><text:span text:style-name="T6">Scenario Practice</text:span></text:span></text:p>
          <text:list>
            <text:list-item>
              <text:p text:style-name="P57"><text:span text:style-name="Strong_20_Emphasis"><text:span text:style-name="T6">In a store, you accidentally nudge someone.</text:span></text:span><text:span text:style-name="T6"> Say: "Pardon" or "Excusez-moi."</text:span></text:p>
            </text:list-item>
            <text:list-item>
              <text:p text:style-name="P57"><text:span text:style-name="Strong_20_Emphasis"><text:span text:style-name="T6">In a restaurant needing the waiter's attention for more water.</text:span></text:span><text:span text:style-name="T6"> Say: "Excusez-moi."</text:span></text:p>
            </text:list-item>
            <text:list-item>
              <text:p text:style-name="P57"><text:span text:style-name="Strong_20_Emphasis"><text:span text:style-name="T6">You ate your roommate’s last cookie unknowingly.</text:span></text:span><text:span text:style-name="T6"> Say: "Je suis désolé(e)."</text:span></text:p>
            </text:list-item>
          </text:list>
        </text:list-item>
      </text:list>
      <text:p text:style-name="P10"/>
      <text:p text:style-name="P2"><text:span text:style-name="Strong_20_Emphasis"><text:span text:style-name="T8">Dialogue Writing</text:span></text:span><text:span text:style-name="T6"> <text:s/></text:span></text:p>
      <text:p text:style-name="P2"><text:span text:style-name="Strong_20_Emphasis"><text:span text:style-name="T6">Customer</text:span></text:span><text:span text:style-name="T6">: Bonjour!<text:line-break/></text:span><text:span text:style-name="Strong_20_Emphasis"><text:span text:style-name="T6">Shopkeeper</text:span></text:span><text:span text:style-name="T6">: Bonjour!</text:span></text:p>
      <text:p text:style-name="P2"><text:span text:style-name="Strong_20_Emphasis"><text:span text:style-name="T6">Customer</text:span></text:span><text:span text:style-name="T6">: Un café et une eau, s'il vous plaît.<text:line-break/></text:span><text:span text:style-name="Strong_20_Emphasis"><text:span text:style-name="T6">Shopkeeper</text:span></text:span><text:span text:style-name="T6">: Voilà votre café et votre eau.</text:span></text:p>
      <text:p text:style-name="P2"><text:span text:style-name="Strong_20_Emphasis"><text:span text:style-name="T6">Customer</text:span></text:span><text:span text:style-name="T6">: Merci.<text:line-break/></text:span><text:span text:style-name="Strong_20_Emphasis"><text:span text:style-name="T6">Shopkeeper</text:span></text:span><text:span text:style-name="T6">: De rien.</text:span></text:p>
      <text:p text:style-name="P3"><text:span text:style-name="Strong_20_Emphasis"><text:span text:style-name="T6">Customer</text:span></text:span><text:span text:style-name="T6">: Au revoir!<text:line-break/></text:span><text:span text:style-name="Strong_20_Emphasis"><text:span text:style-name="T6">Shopkeeper</text:span></text:span><text:span text:style-name="T6">: Au revoir!</text:span></text:p>
      <text:p text:style-name="P18"><text:span text:style-name="T4"/></text:p>
      <text:p text:style-name="P18"><text:span text:style-name="T4"/></text:p>
      <text:p text:style-name="P16">Review:</text:p>
      <text:p text:style-name="P20"><text:span text:style-name="Strong_20_Emphasis"><text:span text:style-name="T7">S'il te plaît.</text:span></text:span></text:p>
      <text:p text:style-name="P20"><text:span text:style-name="Strong_20_Emphasis"><text:span text:style-name="T7">S'il vous plaît.</text:span></text:span></text:p>
      <text:p text:style-name="P20"><text:span text:style-name="Strong_20_Emphasis"><text:span text:style-name="T7">Merci.</text:span></text:span></text:p>
      <text:p text:style-name="P20"><text:span text:style-name="Strong_20_Emphasis"><text:span text:style-name="T7">Merci beaucoup.</text:span></text:span></text:p>
      <text:p text:style-name="P20"><text:span text:style-name="Strong_20_Emphasis"><text:span text:style-name="T7">De rien.</text:span></text:span></text:p>
      <text:p text:style-name="P20"><text:span text:style-name="Strong_20_Emphasis"><text:span text:style-name="T7">Pardon.</text:span></text:span></text:p>
      <text:p text:style-name="P20"><text:span text:style-name="Strong_20_Emphasis"><text:span text:style-name="T7">Je suis désolé(e).</text:span></text:span></text:p>
      <text:p text:style-name="P20"><text:span text:style-name="Strong_20_Emphasis"><text:span text:style-name="T7">Excuse-moi.</text:span></text:span></text:p>
      <text:p text:style-name="P20"><text:span text:style-name="Strong_20_Emphasis"><text:span text:style-name="T7">Excusez-moi.</text:span></text:span></text:p>
      <text:p text:style-name="P20"><text:span text:style-name="Strong_20_Emphasis"><text:span text:style-name="T7">Navré(e).</text:span></text:span></text:p>
      <text:p text:style-name="P20"><text:span text:style-name="Strong_20_Emphasis"><text:span text:style-name="T7">Mes excuses.</text:span></text:span></text:p>
      <text:p text:style-name="P20"><text:span text:style-name="Strong_20_Emphasis"><text:span text:style-name="T7">Café.</text:span></text:span></text:p>
      <text:p text:style-name="P20"><text:span text:style-name="Strong_20_Emphasis"><text:span text:style-name="T7">Eau.</text:span></text:span></text:p>
      <text:p text:style-name="P20"><text:span text:style-name="Strong_20_Emphasis"><text:span text:style-name="T7">Bière.</text:span></text:span></text:p>
      <text:p text:style-name="P20"><text:span text:style-name="Strong_20_Emphasis"><text:span text:style-name="T7">Puis-je avoir...?</text:span></text:span></text:p>
      <text:p text:style-name="P4"><text:span text:style-name="Strong_20_Emphasis"><text:span text:style-name="T6"/></text:span></text:p>
      <text:p text:style-name="P11">________________________________________________________________________________________________</text:p>
      <text:p text:style-name="P11"/>
      <text:p text:style-name="P11"><text:soft-page-break/></text:p>
      <text:p text:style-name="P11">la nourriture.<text:tab/><text:tab/><text:span text:style-name="T13">[ la nuritu ]</text:span></text:p>
      <text:p text:style-name="P11">du riz.<text:tab/><text:tab/><text:tab/><text:span text:style-name="T13">[ du ri ]</text:span></text:p>
      <text:p text:style-name="P11">un œuf.<text:tab/><text:tab/><text:span text:style-name="T14">[ a n_of ]</text:span></text:p>
      <text:p text:style-name="P11">la viande.<text:tab/><text:tab/><text:span text:style-name="T14">[ la vjond ]</text:span></text:p>
      <text:p text:style-name="P11">du porc.<text:tab/><text:tab/><text:span text:style-name="T14">[ du po ]</text:span></text:p>
      <text:p text:style-name="P11">du poulet.<text:tab/><text:tab/><text:span text:style-name="T14">[ du pule ]</text:span></text:p>
      <text:p text:style-name="P11">du bœuf.<text:tab/><text:tab/><text:span text:style-name="T14">[ du buf ]</text:span></text:p>
      <text:p text:style-name="P11">du poisson.<text:tab/><text:tab/><text:span text:style-name="T14">[ du pwason ]</text:span></text:p>
      <text:p text:style-name="P11"/>
      <text:p text:style-name="P11">des légumes.<text:tab/><text:tab/><text:span text:style-name="T13">[ de legu ]</text:span></text:p>
      <text:p text:style-name="P11">la laitue.<text:tab/><text:tab/><text:span text:style-name="T13">[ la leċu]</text:span></text:p>
      <text:p text:style-name="P11">un oignon.<text:tab/><text:tab/><text:span text:style-name="T13">[ a n_on-jo ]</text:span></text:p>
      <text:p text:style-name="P11">de l'ail.<text:tab/><text:tab/><text:tab/><text:span text:style-name="T13">[ d</text:span><text:span text:style-name="T15">u</text:span><text:span text:style-name="T13"> laj ]</text:span></text:p>
      <text:p text:style-name="P11">un poivron. <text:tab/><text:tab/><text:span text:style-name="T13">[ an pwavron ]</text:span></text:p>
      <text:p text:style-name="P11">une carotte.<text:tab/><text:tab/><text:span text:style-name="T13">[ un carot ]</text:span></text:p>
      <text:p text:style-name="P11">une tomate.<text:tab/><text:tab/><text:span text:style-name="T13">[ un tomat ]</text:span></text:p>
      <text:p text:style-name="P11"/>
      <text:p text:style-name="P11">les fruits.<text:tab/><text:tab/><text:span text:style-name="T13">[ le fwi ]</text:span></text:p>
      <text:p text:style-name="P11">une pomme.<text:tab/><text:tab/><text:span text:style-name="T13">[ un pom ]</text:span></text:p>
      <text:p text:style-name="P11">une banane.<text:tab/><text:tab/><text:span text:style-name="T13">[ un banan ]</text:span></text:p>
      <text:p text:style-name="P11">un ananas.<text:tab/><text:tab/><text:span text:style-name="T13">[ an ananas ]</text:span></text:p>
      <text:p text:style-name="P11">une fraise.<text:tab/><text:tab/><text:span text:style-name="T13">[ un freż ]</text:span></text:p>
      <text:p text:style-name="P11">des raisins.<text:tab/><text:tab/><text:span text:style-name="T13">[ de re-ża ]</text:span></text:p>
      <text:p text:style-name="P11"/>
      <text:p text:style-name="P11">la boisson.<text:tab/><text:tab/><text:span text:style-name="T13">[ la bwason ]</text:span></text:p>
      <text:p text:style-name="P11">le lait.<text:tab/><text:tab/><text:tab/><text:span text:style-name="T13">[ lu le ]</text:span></text:p>
      <text:p text:style-name="P11">du thé.<text:tab/><text:tab/><text:tab/><text:span text:style-name="T13">[ du te ]</text:span></text:p>
      <text:p text:style-name="P11"/>
      <text:p text:style-name="P11">du sucre. <text:tab/><text:tab/><text:span text:style-name="T13">[ du suk ]</text:span></text:p>
      <text:p text:style-name="P11">du miel.<text:tab/><text:tab/><text:span text:style-name="T13">[ du mjel ]</text:span></text:p>
      <text:p text:style-name="P11"/>
      <text:p text:style-name="P11">J'aimerais... <text:tab/><text:tab/><text:span text:style-name="T15">[ xġ mire ]</text:span></text:p>
      <text:p text:style-name="P11">Avec... <text:tab/><text:tab/><text:tab/><text:span text:style-name="T15">[ avek ]</text:span></text:p>
      <text:p text:style-name="P11">J'aimerais du riz, avec du poulet, et des poivrons.</text:p>
      <text:p text:style-name="P11">J'aimerais une pomme, avec du lait, et du miel.</text:p>
      <text:p text:style-name="P11"/>
      <text:p text:style-name="P32">________________________________________________________________________________________________</text:p>
      <text:p text:style-name="P32"/>
      <text:p text:style-name="P38"/>
      <text:p text:style-name="P38">animaux.<text:tab/><text:tab/>[ animul ]</text:p>
      <text:p text:style-name="P38">Les animaux.<text:tab/><text:tab/>[ le <text:span text:style-name="T17">ż</text:span>_a-ni-mul <text:s/>]</text:p>
      <text:p text:style-name="P38"/>
      <text:p text:style-name="P38">animal(e)<text:tab/><text:tab/>[ animal <text:s/>male (female) ]</text:p>
      <text:p text:style-name="P38">l'animal<text:tab/><text:tab/>[ lanimal ]</text:p>
      <text:p text:style-name="P38"><text:soft-page-break/></text:p>
      <text:p text:style-name="P38">un chat<text:tab/><text:tab/>[ qa xa ]</text:p>
      <text:p text:style-name="P38"/>
      <text:p text:style-name="P38">un chien<text:tab/><text:tab/>[ qa xja<text:tab/> ]<text:tab/><text:tab/><text:tab/><text:tab/><text:tab/>ien <text:tab/>sounds <text:tab/>ja</text:p>
      <text:p text:style-name="P38">un oiseau<text:tab/><text:tab/>[ qa <text:span text:style-name="T17">n_</text:span>ważu ]<text:tab/><text:tab/><text:tab/><text:tab/><text:tab/>oi<text:tab/>sounds<text:tab/><text:tab/>wa</text:p>
      <text:p text:style-name="P38"><text:tab/><text:tab/><text:tab/><text:tab/><text:tab/><text:tab/><text:tab/><text:tab/><text:tab/>eau<text:tab/>sounds<text:tab/><text:tab/>uu </text:p>
      <text:p text:style-name="P39">un elephant<text:tab/><text:tab/> <text:span text:style-name="T16">[ qa n_e-lefa ]<text:tab/><text:tab/><text:tab/><text:tab/><text:tab/></text:span>an<text:tab/><text:span text:style-name="T16">sounds<text:tab/><text:tab/>qa</text:span></text:p>
      <text:p text:style-name="P39"/>
      <text:p text:style-name="P40">un lion<text:tab/><text:tab/><text:tab/>[ qa lijo ]</text:p>
      <text:p text:style-name="P40"/>
      <text:p text:style-name="P40">un ours<text:tab/><text:tab/>[ qa <text:s/>n_oż ]</text:p>
      <text:p text:style-name="P32">________________________________________________________________________________________________</text:p>
      <text:p text:style-name="P32"/>
      <text:p text:style-name="P10">é è à ù â ê î ô û ë ï ü ç œ æ É È À Ù Â Ê Î Ô Û Ë Ï Ü Ç Œ Æ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4-08-07T20:35:45.545858074</dc:date>
    <meta:editing-duration>PT2H39M48S</meta:editing-duration>
    <meta:editing-cycles>28</meta:editing-cycles>
    <meta:generator>LibreOffice/24.2.4.2$Linux_X86_64 LibreOffice_project/420$Build-2</meta:generator>
    <meta:document-statistic meta:table-count="0" meta:image-count="0" meta:object-count="0" meta:page-count="7" meta:paragraph-count="176" meta:word-count="851" meta:character-count="4525" meta:non-whitespace-character-count="3824"/>
  </office:meta>
</office:document-meta>
</file>